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complex="Segoe UI Emoji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P13" style:parent-style-name="Normal" style:list-style-name="LFO1" style:family="paragraph"/>
    <style:style style:name="P14" style:parent-style-name="Normal" style:list-style-name="LFO1" style:family="paragraph"/>
    <style:style style:name="P15" style:parent-style-name="Normal" style:list-style-name="LFO1" style:family="paragraph"/>
    <style:style style:name="P16" style:parent-style-name="Normal" style:family="paragraph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2" style:family="paragraph"/>
    <style:style style:name="P19" style:parent-style-name="Normal" style:list-style-name="LFO2" style:family="paragraph"/>
    <style:style style:name="P20" style:parent-style-name="Normal" style:family="paragraph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P27" style:parent-style-name="Normal" style:list-style-name="LFO3" style:family="paragraph"/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list-style-name="LFO3" style:family="paragraph"/>
    <style:style style:name="P30" style:parent-style-name="Normal" style:family="paragraph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style:font-name="Segoe UI Emoji" style:font-name-complex="Segoe UI Emoji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list-style-name="LFO4" style:family="paragraph"/>
    <style:style style:name="P42" style:parent-style-name="Normal" style:list-style-name="LFO4" style:family="paragraph"/>
    <style:style style:name="P43" style:parent-style-name="Normal" style:list-style-name="LFO4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Normal" style:list-style-name="LFO5" style:family="paragraph"/>
    <style:style style:name="P49" style:parent-style-name="Normal" style:list-style-name="LFO5" style:family="paragraph"/>
    <style:style style:name="P50" style:parent-style-name="Normal" style:list-style-name="LFO5" style:family="paragraph"/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6" style:family="paragraph"/>
    <style:style style:name="P55" style:parent-style-name="Normal" style:list-style-name="LFO6" style:family="paragraph"/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style:font-name="Segoe UI Symbol" style:font-name-complex="Segoe UI Symbol"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Normal" style:family="paragraph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P63" style:parent-style-name="Normal" style:list-style-name="LFO7" style:family="paragraph"/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Normal" style:list-style-name="LFO7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7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7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8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Normal" style:list-style-name="LFO8" style:family="paragraph"/>
    <style:style style:name="T74" style:parent-style-name="DefaultParagraphFont" style:family="text">
      <style:text-properties fo:font-weight="bold" style:font-weight-asian="bold" style:font-weight-complex="bold"/>
    </style:style>
    <style:style style:name="P75" style:parent-style-name="Normal" style:list-style-name="LFO8" style:family="paragraph"/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style:font-name="Segoe UI Emoji" style:font-name-complex="Segoe UI Emoji"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Got you bro<text:s/><text:span text:style-name="T2">👍</text:span><text:line-break/>Here is a<text:s/><text:span text:style-name="T3">proper 10-marks, university-ready answer</text:span><text:s/>for<text:s/><text:span text:style-name="T4">Decomposition and Properties of Decomposition</text:span>. You can write this<text:s/><text:span text:style-name="T5">as it is</text:span><text:s/>in the exam.</text:p>
      <text:p text:style-name="Normal"><draw:custom-shape svg:x="0in" svg:y="0in" svg:width="45.51042in" svg:height="0.00139in" draw:z-index="0" draw:id="id0" draw:style-name="a0" draw:name="Horizontal Line 61" text:anchor-type="as-char"><svg:title/><svg:desc/><draw:enhanced-geometry draw:type="non-primitive" svg:viewBox="0 0 21600 21600" draw:enhanced-path="M 0 0 L 21600 0 21600 21600 0 21600 Z N"/></draw:custom-shape></text:p>
      <text:p text:style-name="P6">Decomposition in DBMS</text:p>
      <text:p text:style-name="Normal"><text:span text:style-name="T7">Decomposition</text:span><text:s/>is the process of breaking a<text:s/><text:span text:style-name="T8">single relational schema</text:span><text:s/>into<text:s/><text:span text:style-name="T9">two or more smaller relations</text:span><text:s/>to reduce data redundancy and eliminate anomalies while preserving data integrity.</text:p>
      <text:p text:style-name="Normal">Decomposition is mainly used during<text:s/><text:span text:style-name="T10">database normalization</text:span><text:s/>(2NF, 3NF, BCNF).</text:p>
      <text:p text:style-name="P11">Need for Decomposition</text:p>
      <text:list text:style-name="LFO1" text:continue-numbering="true">
        <text:list-item>
          <text:p text:style-name="P12">To eliminate data redundancy</text:p>
        </text:list-item>
        <text:list-item>
          <text:p text:style-name="P13">To avoid insertion, deletion, and update anomalies</text:p>
        </text:list-item>
        <text:list-item>
          <text:p text:style-name="P14">To improve data consistency</text:p>
        </text:list-item>
        <text:list-item>
          <text:p text:style-name="P15">To simplify database maintenance</text:p>
        </text:list-item>
      </text:list>
      <text:p text:style-name="Normal"><draw:custom-shape svg:x="0in" svg:y="0in" svg:width="45.51042in" svg:height="0.00139in" draw:z-index="0" draw:id="id1" draw:style-name="a1" draw:name="Horizontal Line 62" text:anchor-type="as-char"><svg:title/><svg:desc/><draw:enhanced-geometry draw:type="non-primitive" svg:viewBox="0 0 21600 21600" draw:enhanced-path="M 0 0 L 21600 0 21600 21600 0 21600 Z N"/></draw:custom-shape></text:p>
      <text:p text:style-name="P16">Example of Decomposition</text:p>
      <text:p text:style-name="Normal">Relation:<text:line-break/>EMP(EmpID, EmpName, DeptID, DeptName)</text:p>
      <text:p text:style-name="Normal">Functional Dependency:<text:line-break/>DeptID → DeptName</text:p>
      <text:p text:style-name="Normal">This relation has redundancy because department name repeats for every employee.</text:p>
      <text:p text:style-name="Normal"><text:span text:style-name="T17">Decomposed Relations:</text:span></text:p>
      <text:list text:style-name="LFO2" text:continue-numbering="true">
        <text:list-item>
          <text:p text:style-name="P18">EMP1(EmpID, EmpName, DeptID)</text:p>
        </text:list-item>
        <text:list-item>
          <text:p text:style-name="P19">EMP2(DeptID, DeptName)</text:p>
        </text:list-item>
      </text:list>
      <text:p text:style-name="Normal">This decomposition removes redundancy and anomalies.</text:p>
      <text:p text:style-name="Normal"><draw:custom-shape svg:x="0in" svg:y="0in" svg:width="45.51042in" svg:height="0.00139in" draw:z-index="0" draw:id="id2" draw:style-name="a2" draw:name="Horizontal Line 63" text:anchor-type="as-char"><svg:title/><svg:desc/><draw:enhanced-geometry draw:type="non-primitive" svg:viewBox="0 0 21600 21600" draw:enhanced-path="M 0 0 L 21600 0 21600 21600 0 21600 Z N"/></draw:custom-shape></text:p>
      <text:p text:style-name="P20">Properties of Decomposition</text:p>
      <text:p text:style-name="Normal">A good decomposition must satisfy the following properties:</text:p>
      <text:p text:style-name="Normal"><draw:custom-shape svg:x="0in" svg:y="0in" svg:width="45.51042in" svg:height="0.00139in" draw:z-index="0" draw:id="id3" draw:style-name="a3" draw:name="Horizontal Line 6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21">1️</text:span><text:span text:style-name="T22">⃣</text:span><text:span text:style-name="T23"><text:s/>Lossless Join Property</text:span></text:p>
      <text:p text:style-name="Normal">A decomposition is<text:s/><text:span text:style-name="T24">lossless</text:span><text:s/>if the original relation can be<text:s/><text:span text:style-name="T25">reconstructed exactly</text:span><text:s/>by joining the decomposed relations without losing any information.</text:p>
      <text:p text:style-name="P26">Condition</text:p>
      <text:p text:style-name="Normal">Decomposition of R into R1 and R2 is lossless if:</text:p>
      <text:list text:style-name="LFO3" text:continue-numbering="true">
        <text:list-item>
          <text:p text:style-name="P27">(R1 ∩ R2) → R1<text:s/><text:span text:style-name="T28">or</text:span></text:p>
        </text:list-item>
        <text:list-item>
          <text:p text:style-name="P29">(R1 ∩ R2) → R2</text:p>
        </text:list-item>
      </text:list>
      <text:p text:style-name="P30">Example</text:p>
      <text:p text:style-name="Normal">Relation R(A, B, C)<text:line-break/>Decomposition: R1(A, B), R2(B, C)<text:line-break/>If B → A, then the decomposition is<text:s/><text:span text:style-name="T31">lossless</text:span>.</text:p>
      <text:p text:style-name="Normal"><text:span text:style-name="T32">✔️</text:span><text:s/>This is the<text:s/><text:span text:style-name="T33">most important property</text:span>.</text:p>
      <text:p text:style-name="Normal"><draw:custom-shape svg:x="0in" svg:y="0in" svg:width="45.51042in" svg:height="0.00139in" draw:z-index="0" draw:id="id4" draw:style-name="a4" draw:name="Horizontal Line 6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4">2️</text:span><text:span text:style-name="T35">⃣</text:span><text:span text:style-name="T36"><text:s/>Dependency Preservation</text:span></text:p>
      <text:p text:style-name="Normal">A decomposition is<text:s/><text:span text:style-name="T37">dependency preserving</text:span><text:s/>if all<text:s/><text:span text:style-name="T38">functional dependencies</text:span><text:s/>can be enforced by checking the decomposed relations<text:s/><text:span text:style-name="T39">without performing joins</text:span>.</text:p>
      <text:p text:style-name="P40">Importance</text:p>
      <text:list text:style-name="LFO4" text:continue-numbering="true">
        <text:list-item>
          <text:p text:style-name="P41">Ensures data integrity</text:p>
        </text:list-item>
        <text:list-item>
          <text:p text:style-name="P42">Reduces computational cost</text:p>
        </text:list-item>
        <text:list-item>
          <text:p text:style-name="P43">Constraints can be checked locally</text:p>
        </text:list-item>
      </text:list>
      <text:p text:style-name="Normal"><draw:custom-shape svg:x="0in" svg:y="0in" svg:width="45.51042in" svg:height="0.00139in" draw:z-index="0" draw:id="id5" draw:style-name="a5" draw:name="Horizontal Line 6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44">3️</text:span><text:span text:style-name="T45">⃣</text:span><text:span text:style-name="T46"><text:s/>Minimal Redundancy</text:span></text:p>
      <text:p text:style-name="Normal">Decomposition should<text:s/><text:span text:style-name="T47">minimize data duplication</text:span><text:s/>and eliminate:</text:p>
      <text:list text:style-name="LFO5" text:continue-numbering="true">
        <text:list-item>
          <text:p text:style-name="P48">Update anomalies</text:p>
        </text:list-item>
        <text:list-item>
          <text:p text:style-name="P49">Insertion anomalies</text:p>
        </text:list-item>
        <text:list-item>
          <text:p text:style-name="P50">Deletion anomalies</text:p>
        </text:list-item>
      </text:list>
      <text:p text:style-name="Normal">Normalization ensures minimal redundancy.</text:p>
      <text:p text:style-name="Normal"><draw:custom-shape svg:x="0in" svg:y="0in" svg:width="45.51042in" svg:height="0.00139in" draw:z-index="0" draw:id="id6" draw:style-name="a6" draw:name="Horizontal Line 6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1">4️</text:span><text:span text:style-name="T52">⃣</text:span><text:span text:style-name="T53"><text:s/>Attribute Preservation</text:span></text:p>
      <text:list text:style-name="LFO6" text:continue-numbering="true">
        <text:list-item>
          <text:p text:style-name="P54">All attributes of the original relation must appear in one or more decomposed relations</text:p>
        </text:list-item>
        <text:list-item>
          <text:p text:style-name="P55">No data attribute should be lost during decomposition</text:p>
        </text:list-item>
      </text:list>
      <text:p text:style-name="Normal"><draw:custom-shape svg:x="0in" svg:y="0in" svg:width="45.51042in" svg:height="0.00139in" draw:z-index="0" draw:id="id7" draw:style-name="a7" draw:name="Horizontal Line 6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6">5️</text:span><text:span text:style-name="T57">⃣</text:span><text:span text:style-name="T58"><text:s/>No Spurious Tuples</text:span></text:p>
      <text:p text:style-name="Normal">After joining decomposed relations,<text:s/><text:span text:style-name="T59">no extra (false) tuples</text:span><text:s/>should be generated.<text:line-break/>This property is automatically satisfied if the decomposition is<text:s/><text:span text:style-name="T60">lossless</text:span>.</text:p>
      <text:p text:style-name="Normal"><draw:custom-shape svg:x="0in" svg:y="0in" svg:width="45.51042in" svg:height="0.00139in" draw:z-index="0" draw:id="id8" draw:style-name="a8" draw:name="Horizontal Line 69" text:anchor-type="as-char"><svg:title/><svg:desc/><draw:enhanced-geometry draw:type="non-primitive" svg:viewBox="0 0 21600 21600" draw:enhanced-path="M 0 0 L 21600 0 21600 21600 0 21600 Z N"/></draw:custom-shape></text:p>
      <text:p text:style-name="P61">Conclusion</text:p>
      <text:p text:style-name="Normal">Decomposition plays a vital role in relational database design. A<text:s/><text:span text:style-name="T62">good decomposition</text:span><text:s/>must:</text:p>
      <text:list text:style-name="LFO7" text:continue-numbering="true">
        <text:list-item>
          <text:p text:style-name="P63">Be<text:s/><text:span text:style-name="T64">lossless</text:span></text:p>
        </text:list-item>
        <text:list-item>
          <text:p text:style-name="P65">Preserve<text:s/><text:span text:style-name="T66">functional dependencies</text:span></text:p>
        </text:list-item>
        <text:list-item>
          <text:p text:style-name="P67">Reduce<text:s/><text:span text:style-name="T68">redundancy</text:span></text:p>
        </text:list-item>
        <text:list-item>
          <text:p text:style-name="P69">Maintain<text:s/><text:span text:style-name="T70">data integrity</text:span></text:p>
        </text:list-item>
      </text:list>
      <text:p text:style-name="Normal">Hence, decomposition improves the overall efficiency and reliability of a database system.</text:p>
      <text:p text:style-name="Normal"><draw:custom-shape svg:x="0in" svg:y="0in" svg:width="45.51042in" svg:height="0.00139in" draw:z-index="0" draw:id="id9" draw:style-name="a9" draw:name="Horizontal Line 70" text:anchor-type="as-char"><svg:title/><svg:desc/><draw:enhanced-geometry draw:type="non-primitive" svg:viewBox="0 0 21600 21600" draw:enhanced-path="M 0 0 L 21600 0 21600 21600 0 21600 Z N"/></draw:custom-shape></text:p>
      <text:p text:style-name="Normal">If you want, next I can give you:</text:p>
      <text:list text:style-name="LFO8" text:continue-numbering="true">
        <text:list-item>
          <text:p text:style-name="P71"><text:span text:style-name="T72">Lossless Join (separate 10 marks)</text:span></text:p>
        </text:list-item>
        <text:list-item>
          <text:p text:style-name="P73"><text:span text:style-name="T74">Dependency Preservation (5 or 10 marks)</text:span></text:p>
        </text:list-item>
        <text:list-item>
          <text:p text:style-name="P75"><text:span text:style-name="T76">Full Unit-3 one-page revision sheet</text:span></text:p>
        </text:list-item>
      </text:list>
      <text:p text:style-name="Normal">Just say it<text:s/><text:span text:style-name="T77">🔥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rfc-language-tag="en-001" fo:language="e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ayed khan</meta:initial-creator>
    <dc:creator>zayed khan</dc:creator>
    <meta:creation-date>2026-01-17T01:40:00Z</meta:creation-date>
    <dc:date>2026-01-17T01:41:00Z</dc:date>
    <meta:print-date>2026-01-17T01:41:00Z</meta:print-date>
    <meta:template xlink:href="Normal" xlink:type="simple"/>
    <meta:editing-cycles>2</meta:editing-cycles>
    <meta:editing-duration>PT60S</meta:editing-duration>
    <meta:document-statistic meta:page-count="1" meta:paragraph-count="5" meta:word-count="403" meta:character-count="2696" meta:row-count="19" meta:non-whitespace-character-count="2298"/>
  </office:meta>
</office:document-meta>
</file>